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14">
            <text:p>514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89">
            <text:p>58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27">
            <text:p>72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88">
            <text:p>78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04">
            <text:p>80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96">
            <text:p>109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87">
            <text:p>1187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01">
            <text:p>120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48">
            <text:p>134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380">
            <text:p>138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51">
            <text:p>145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058">
            <text:p>205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749">
            <text:p>1749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19">
            <text:p>171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848">
            <text:p>184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013">
            <text:p>201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973">
            <text:p>197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916">
            <text:p>291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482">
            <text:p>248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08">
            <text:p>270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524">
            <text:p>2524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689">
            <text:p>268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768">
            <text:p>2768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939">
            <text:p>293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84">
            <text:p>308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317">
            <text:p>331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356">
            <text:p>3356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268">
            <text:p>3268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593">
            <text:p>559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81">
            <text:p>4281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102">
            <text:p>4102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442">
            <text:p>4442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215">
            <text:p>4215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424">
            <text:p>4424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848">
            <text:p>4848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738">
            <text:p>4738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320">
            <text:p>5320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5463">
            <text:p>546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0718">
            <text:p>20718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5719">
            <text:p>5719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693">
            <text:p>5693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5694">
            <text:p>5694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5851">
            <text:p>5851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467">
            <text:p>6467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456">
            <text:p>6456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362">
            <text:p>6362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7113">
            <text:p>7113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251">
            <text:p>725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424">
            <text:p>7424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222">
            <text:p>722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723">
            <text:p>7723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787">
            <text:p>7787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8230">
            <text:p>8230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538">
            <text:p>8538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315">
            <text:p>8315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8805">
            <text:p>8805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9103">
            <text:p>9103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9393">
            <text:p>9393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278">
            <text:p>9278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9602">
            <text:p>9602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0126">
            <text:p>10126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0684">
            <text:p>10684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0470">
            <text:p>10470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1187">
            <text:p>11187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0661">
            <text:p>10661</text:p>
          </table:table-cell>
          <table:table-cell>
            <draw:frame table:end-cell-address="Sheet1.I109" table:end-x="1.336cm" table:end-y="0.345cm" draw:z-index="0" draw:style-name="gr1" svg:width="14.784cm" svg:height="9.489cm" svg:x="0.101cm" svg:y="0.096cm">
              <draw:object draw:notify-on-update-of-ranges="Sheet1.B1:Sheet1.B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1069">
            <text:p>11069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1191">
            <text:p>11191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1607">
            <text:p>11607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1929">
            <text:p>11929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1998">
            <text:p>11998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2403">
            <text:p>12403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4403">
            <text:p>14403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5808">
            <text:p>15808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4563">
            <text:p>14563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3614">
            <text:p>13614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4197">
            <text:p>14197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4271">
            <text:p>14271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4603">
            <text:p>1460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333">
            <text:p>1733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2011/11/01</text:date>, <text:time>11:2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1:28:29</dc:date>
    <dc:creator>Nakano Masaki</dc:creator>
    <meta:document-statistic meta:table-count="1" meta:cell-count="202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85cm" svg:height="9.49cm" xlink:href=".." xlink:type="simple" chart:class="chart:line" chart:style-name="ch1">
        <chart:plot-area chart:style-name="ch2" table:cell-range-address="Sheet1.B1:Sheet1.B101" svg:x="0.745cm" svg:y="0.891cm" svg:width="13.45cm" svg:height="7.99cm">
          <chartooo:coordinate-region svg:x="1.986cm" svg:y="1.088cm" svg:width="12.028cm" svg:height="6.75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01" chart:class="chart:line"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23">
                <text:p>7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03">
                <text:p>9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78">
                <text:p>9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84">
                <text:p>10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70">
                <text:p>104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87">
                <text:p>11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61">
                <text:p>10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29">
                <text:p>11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3">
                <text:p>14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63">
                <text:p>1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97">
                <text:p>14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271">
                <text:p>14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603">
                <text:p>14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33">
                <text:p>17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